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d26da" officeooo:paragraph-rsid="000d26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d26da" officeooo:paragraph-rsid="000d26da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2"/>
      <text:p text:style-name="P3">Распределенная система контроля верси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1:03.620952677</meta:creation-date>
    <dc:date>2023-02-12T20:41:40.610023741</dc:date>
    <meta:editing-duration>PT20M26S</meta:editing-duration>
    <meta:editing-cycles>1</meta:editing-cycles>
    <meta:document-statistic meta:table-count="0" meta:image-count="0" meta:object-count="0" meta:page-count="1" meta:paragraph-count="2" meta:word-count="5" meta:character-count="41" meta:non-whitespace-character-count="38"/>
    <meta:generator>LibreOffice/7.3.7.2$Linux_X86_64 LibreOffice_project/30$Build-2</meta:generator>
  </office:meta>
</office:document-meta>
</file>